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06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ffcc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83caff" style:cell-protect="none" style:print-content="true" fo:padding="0.071cm"/>
    </style:style>
    <style:style style:name="ce7" style:family="table-cell" style:parent-style-name="Default" style:data-style-name="N113">
      <style:table-cell-properties fo:background-color="#83caff" style:cell-protect="none" style:print-content="true" fo:padding="0.071cm"/>
    </style:style>
    <style:style style:name="ce8" style:family="table-cell" style:parent-style-name="Default" style:data-style-name="N4">
      <style:table-cell-properties fo:background-color="#83caff" style:cell-protect="none" style:print-content="true" fo:padding="0.071cm"/>
    </style:style>
    <style:style style:name="ce9" style:family="table-cell" style:parent-style-name="Default">
      <style:table-cell-properties fo:background-color="#83caff" style:cell-protect="none" style:print-content="true" fo:padding="0.071cm"/>
    </style:style>
    <style:style style:name="ce10" style:family="table-cell" style:parent-style-name="Default">
      <style:table-cell-properties style:glyph-orientation-vertical="0" fo:background-color="#83ca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cc99" fo:padding="0.071cm"/>
    </style:style>
    <style:style style:name="ce12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07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4">
      <style:table-cell-properties fo:background-color="#ffcc99" fo:padding="0.071cm"/>
    </style:style>
    <style:style style:name="ce15" style:family="table-cell" style:parent-style-name="Default" style:data-style-name="N4">
      <style:table-cell-properties fo:background-color="#ffd32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padding="0.071cm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">
      <style:table-cell-properties fo:padding="0.071cm"/>
    </style:style>
    <style:style style:name="ce20" style:family="table-cell" style:parent-style-name="Default" style:data-style-name="N5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table:number-columns-spanned="4" table:number-rows-spanned="1">
            <text:p>UTILIDAD PARA EL CALCULO DEL IMPUESTO SOBRE EL INCREMENTO DEL VALOR DE LOS TERRENOS DE NATURALEZA URBANA</text:p>
          </table:table-cell>
          <table:covered-table-cell table:number-columns-repeated="3" table:style-name="ce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TIPO IMPOSITIVO 2007 </text:p>
          </table:table-cell>
          <table:table-cell table:style-name="ce2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PO IMPOSITIVO 2008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PO IMPOSITIVO 2009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PO IMPOSITIVO 2010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PO IMPOSITIVO 2011</text:p>
          </table:table-cell>
          <table:table-cell table:style-name="ce2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PO IMPOSITIVO 2012</text:p>
          </table:table-cell>
          <table:table-cell table:style-name="ce2" office:value-type="float" office:value="27">
            <text:p>2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INDICAR AÑO TRANSMISION/FECHA DEFUNCION</text:p>
          </table:table-cell>
          <table:table-cell table:style-name="ce6" table:formula="of:=YEAR([.B22])" office:value-type="float" office:value="2012">
            <text:p>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2" table:number-rows-spanned="1">
            <text:p>DATOS A INTRODUCIR PARA EL CALCULO</text:p>
          </table:table-cell>
          <table:covered-table-cell table:style-name="ce3"/>
          <table:table-cell table:style-name="ce17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fecha presentacion</text:p>
          </table:table-cell>
          <table:table-cell table:style-name="ce7" office:value-type="date" office:date-value="2011-10-18">
            <text:p>18-10-20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alor del suelo</text:p>
          </table:table-cell>
          <table:table-cell table:style-name="ce8" office:value-type="float" office:value="400">
            <text:p>400,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echa transmision</text:p>
          </table:table-cell>
          <table:table-cell table:style-name="ce7" office:value-type="date" office:date-value="2012-01-01">
            <text:p>1-1-2012</text:p>
          </table:table-cell>
          <table:table-cell/>
          <table:table-cell table:style-name="ce19"/>
          <table:table-cell table:number-columns-repeated="1020"/>
        </table:table-row>
        <table:table-row table:style-name="ro1">
          <table:table-cell table:style-name="ce2" office:value-type="string">
            <text:p>fecha transmision anterior</text:p>
          </table:table-cell>
          <table:table-cell table:style-name="ce7" office:value-type="date" office:date-value="1990-10-05">
            <text:p>5-10-199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dad usufructuario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rcentaje transmision</text:p>
          </table:table-cell>
          <table:table-cell table:style-name="ce9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educcion vivenda habitual, solo mortis causa</text:p>
          </table:table-cell>
          <table:table-cell table:style-name="ce10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mision mortis causa</text:p>
          </table:table-cell>
          <table:table-cell table:style-name="ce10" office:value-type="string">
            <text:p>N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RESULTADO DEL CALCULO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ÑOS TRANSCURRIDOS</text:p>
          </table:table-cell>
          <table:table-cell table:style-name="ce11" table:formula="of:=IF(ROUNDDOWN((([.B22]-[.B23])/365);0)&lt;21;ROUNDDOWN((([.B22]-[.B23])/365);0);20)" office:value-type="float" office:value="20">
            <text:p>20</text:p>
          </table:table-cell>
          <table:table-cell table:style-name="ce16"/>
          <table:table-cell table:style-name="ce20"/>
          <table:table-cell table:number-columns-repeated="1020"/>
        </table:table-row>
        <table:table-row table:style-name="ro1">
          <table:table-cell table:style-name="ce2" office:value-type="string">
            <text:p>PORCENTAJE B. IMPONIBLE</text:p>
          </table:table-cell>
          <table:table-cell table:style-name="ce12" table:formula="of:=+(IF([.B32]&lt;6;3.4;IF([.B32]&lt;11;3.2;IF([.B32]&lt;16;2.9;IF([.B32]&lt;=99;2.7)))))"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ASE IMPONIBLE</text:p>
          </table:table-cell>
          <table:table-cell table:style-name="ce13" table:formula="of:=+(([.B32]*[.B33])*[.B21])/100" office:value-type="float" office:value="216">
            <text:p>216,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PO IMPOSITIVO</text:p>
          </table:table-cell>
          <table:table-cell table:style-name="ce11" table:formula="of:=+IF([.B15]=2008;[.B8];IF([.B15]=2009;[.B9];IF([.B15]=2010;[.B10];IF([.B15]=2011;[.B11];IF([.B15]=2012;[.B12];IF([.B15]=2007;[.B7]))))))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UOTA TRIBUTARIA (antes reducciones)</text:p>
          </table:table-cell>
          <table:table-cell table:style-name="ce14" table:formula="of:=((+[.B34]*[.B35]/100)*[.B25])/100" office:value-type="float" office:value="58.32">
            <text:p>58,32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>
            <text:p>REDUCCION 60 % POR PONENCIA 2008</text:p>
          </table:table-cell>
          <table:table-cell table:style-name="ce14" table:formula="of:=IF([.B15]&lt;2008;0;IF([.B15]&gt;2010;0;+[.B36]*60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4"/>
          <table:table-cell table:number-columns-repeated="1022"/>
        </table:table-row>
        <table:table-row table:style-name="ro1">
          <table:table-cell table:style-name="ce2" office:value-type="string">
            <text:p>REDUCCION VIVIENDA</text:p>
          </table:table-cell>
          <table:table-cell table:style-name="ce14" table:formula="of:=+IF([.B26]=&quot;SI&quot;;[.B38]/2;0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4"/>
          <table:table-cell table:number-columns-repeated="1022"/>
        </table:table-row>
        <table:table-row table:style-name="ro1">
          <table:table-cell table:style-name="ce2" office:value-type="string">
            <text:p>VALOR USUFRUCTO</text:p>
          </table:table-cell>
          <table:table-cell table:style-name="ce14" table:formula="of:=+IF([.B24]=0;0;(IF([.B24]&lt;&gt;0;([.B36]-[.B38]-[.B40])*(IF([.B24]&lt;21;&quot;70&quot;;IF([.B24]&gt;79;&quot;10&quot;;89-[.B24]))))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ALOR NUEDA PROPIEDAD</text:p>
          </table:table-cell>
          <table:table-cell table:style-name="ce14" table:formula="of:=+IF([.B42]=0;0;([.B36]-[.B38]-[.B40]-[.B42]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>
            <text:p>CUOTA TRIBUTARIA</text:p>
          </table:table-cell>
          <table:table-cell table:style-name="ce14" table:formula="of:=+IF([.B24]=0;([.B36]-[.B38]-[.B40]);(IF([.B24]&lt;&gt;0;[.B40]*(IF([.B24]&lt;21;&quot;70&quot;;IF([.B24]&gt;79;&quot;10&quot;;89-[.B24]))))/100))" office:value-type="float" office:value="58.32">
            <text:p>58,32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>
            <text:p>Recargo por presentacion extemporanea</text:p>
          </table:table-cell>
          <table:table-cell table:style-name="ce14" table:formula="of:=+IF([.B27]=&quot;NO&quot;;IF(([.B20]-[.B22])&gt;395;([.B45]*0.15);IF(([.B20]-[.B22])&gt;210;([.B45]*0.1);IF(([.B20]-[.B22])&gt;90;([.B45]*0.05);0)));IF(([.B20]-[.B22])&gt;485;([.B45]*0.15);IF(([.B20]-[.B22])&gt;360;([.B45]*0.1);IF(([.B20]-[.B22])&gt;1200;([.B45]*0.05);0))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5" office:value-type="string">
            <text:p>TOTAL DEUDA</text:p>
          </table:table-cell>
          <table:table-cell table:style-name="ce15" table:formula="of:=+IF([.B24]=0;([.B45]+[.B47]);([.B42]+[.B43]+[.B47]))" office:value-type="float" office:value="58.32">
            <text:p>58,32</text:p>
          </table:table-cell>
          <table:table-cell table:style-name="ce18"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13">
      <number:day/>
      <number:text>-</number:text>
      <number:month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/01/2012</text:date>, <text:time>11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1T12:08:51</dc:date>
    <meta:editing-cycles>11</meta:editing-cycles>
    <meta:editing-duration>PT2H42M52S</meta:editing-duration>
    <meta:document-statistic meta:table-count="1" meta:cell-count="57" meta:object-count="0"/>
    <meta:generator>LibreOffice/3.4$Win32 LibreOffice_project/340m1$Build-402</meta:generator>
  </office:meta>
</office:document-meta>
</file>